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6d1" officeooo:paragraph-rsid="001fd6d1"/>
    </style:style>
    <style:style style:name="P2" style:family="paragraph" style:parent-style-name="Standard" style:list-style-name="L1">
      <style:text-properties officeooo:rsid="001fd6d1" officeooo:paragraph-rsid="0021cb78"/>
    </style:style>
    <style:style style:name="P3" style:family="paragraph" style:parent-style-name="Standard" style:list-style-name="L1">
      <style:text-properties officeooo:rsid="001fd6d1" officeooo:paragraph-rsid="00222b75"/>
    </style:style>
    <style:style style:name="P4" style:family="paragraph" style:parent-style-name="Standard" style:list-style-name="L1">
      <style:text-properties officeooo:rsid="001fd6d1" officeooo:paragraph-rsid="00230327"/>
    </style:style>
    <style:style style:name="P5" style:family="paragraph" style:parent-style-name="Standard" style:list-style-name="L1">
      <style:text-properties officeooo:rsid="001fd6d1" officeooo:paragraph-rsid="0023a86d"/>
    </style:style>
    <style:style style:name="P6" style:family="paragraph" style:parent-style-name="Standard" style:list-style-name="L1">
      <style:text-properties officeooo:rsid="001fd6d1" officeooo:paragraph-rsid="002baa9f"/>
    </style:style>
    <style:style style:name="P7" style:family="paragraph" style:parent-style-name="Standard" style:list-style-name="L1">
      <style:text-properties officeooo:rsid="001fd6d1" officeooo:paragraph-rsid="002bd160"/>
    </style:style>
    <style:style style:name="P8" style:family="paragraph" style:parent-style-name="Standard" style:list-style-name="L1">
      <style:text-properties officeooo:rsid="001fd6d1" officeooo:paragraph-rsid="002dccfe"/>
    </style:style>
    <style:style style:name="P9" style:family="paragraph" style:parent-style-name="Standard" style:list-style-name="L1">
      <style:text-properties officeooo:rsid="001fd6d1" officeooo:paragraph-rsid="002e60be"/>
    </style:style>
    <style:style style:name="P10" style:family="paragraph" style:parent-style-name="Standard" style:list-style-name="L1">
      <style:text-properties officeooo:rsid="001fd6d1" officeooo:paragraph-rsid="002eaf93"/>
    </style:style>
    <style:style style:name="P11" style:family="paragraph" style:parent-style-name="Standard" style:list-style-name="L1">
      <style:text-properties officeooo:rsid="001fd6d1" officeooo:paragraph-rsid="002fae4d"/>
    </style:style>
    <style:style style:name="P12" style:family="paragraph" style:parent-style-name="Standard">
      <style:text-properties officeooo:rsid="001fd6d1" officeooo:paragraph-rsid="002eaf93"/>
    </style:style>
    <style:style style:name="P13" style:family="paragraph" style:parent-style-name="Standard">
      <style:text-properties officeooo:rsid="001fd6d1" officeooo:paragraph-rsid="002fae4d"/>
    </style:style>
    <style:style style:name="P14" style:family="paragraph" style:parent-style-name="Standard" style:list-style-name="L1">
      <style:text-properties fo:font-weight="bold" officeooo:rsid="0021cb78" officeooo:paragraph-rsid="0021cb78" style:font-weight-asian="bold" style:font-weight-complex="bold"/>
    </style:style>
    <style:style style:name="P15" style:family="paragraph" style:parent-style-name="Standard">
      <style:text-properties fo:font-weight="bold" officeooo:rsid="00222b75" officeooo:paragraph-rsid="00222b75" style:font-weight-asian="bold" style:font-weight-complex="bold"/>
    </style:style>
    <style:style style:name="P16" style:family="paragraph" style:parent-style-name="Standard" style:list-style-name="L1">
      <style:text-properties fo:font-weight="bold" officeooo:rsid="00230327" officeooo:paragraph-rsid="00230327" style:font-weight-asian="bold" style:font-weight-complex="bold"/>
    </style:style>
    <style:style style:name="P17" style:family="paragraph" style:parent-style-name="Standard" style:list-style-name="L1">
      <style:text-properties fo:font-weight="bold" officeooo:rsid="0023a86d" officeooo:paragraph-rsid="0023a86d" style:font-weight-asian="bold" style:font-weight-complex="bold"/>
    </style:style>
    <style:style style:name="P18" style:family="paragraph" style:parent-style-name="Standard">
      <style:text-properties officeooo:rsid="0012df65" officeooo:paragraph-rsid="002fae4d"/>
    </style:style>
    <style:style style:name="P19" style:family="paragraph" style:parent-style-name="Standard">
      <style:text-properties officeooo:rsid="000cf54f" officeooo:paragraph-rsid="002fae4d"/>
    </style:style>
    <style:style style:name="P20" style:family="paragraph" style:parent-style-name="Standard">
      <style:text-properties officeooo:rsid="000edc4a" officeooo:paragraph-rsid="002fae4d"/>
    </style:style>
    <style:style style:name="P21" style:family="paragraph" style:parent-style-name="Standard">
      <style:text-properties officeooo:rsid="000eec3b" officeooo:paragraph-rsid="002fae4d"/>
    </style:style>
    <style:style style:name="P22" style:family="paragraph" style:parent-style-name="Standard">
      <style:text-properties officeooo:rsid="000f3e89" officeooo:paragraph-rsid="002fae4d"/>
    </style:style>
    <style:style style:name="P23" style:family="paragraph" style:parent-style-name="Standard">
      <style:text-properties officeooo:rsid="0010e9a1" officeooo:paragraph-rsid="002fae4d"/>
    </style:style>
    <style:style style:name="P24" style:family="paragraph" style:parent-style-name="Standard">
      <style:text-properties officeooo:rsid="00117724" officeooo:paragraph-rsid="002fae4d"/>
    </style:style>
    <style:style style:name="P25" style:family="paragraph" style:parent-style-name="Standard">
      <style:text-properties officeooo:rsid="0012382a" officeooo:paragraph-rsid="002fae4d"/>
    </style:style>
    <style:style style:name="P26" style:family="paragraph" style:parent-style-name="Standard">
      <style:text-properties fo:font-weight="normal" officeooo:rsid="0012df65" officeooo:paragraph-rsid="002fae4d" style:font-weight-asian="normal" style:font-weight-complex="normal"/>
    </style:style>
    <style:style style:name="T1" style:family="text">
      <style:text-properties fo:font-weight="bold" officeooo:rsid="0021cb78" style:font-weight-asian="bold" style:font-weight-complex="bold"/>
    </style:style>
    <style:style style:name="T2" style:family="text">
      <style:text-properties fo:font-weight="bold" officeooo:rsid="00222b75" style:font-weight-asian="bold" style:font-weight-complex="bold"/>
    </style:style>
    <style:style style:name="T3" style:family="text">
      <style:text-properties fo:font-weight="bold" officeooo:rsid="00230327" style:font-weight-asian="bold" style:font-weight-complex="bold"/>
    </style:style>
    <style:style style:name="T4" style:family="text">
      <style:text-properties fo:font-weight="bold" officeooo:rsid="0023a86d" style:font-weight-asian="bold" style:font-weight-complex="bold"/>
    </style:style>
    <style:style style:name="T5" style:family="text">
      <style:text-properties fo:font-weight="bold" officeooo:rsid="002baa9f" style:font-weight-asian="bold" style:font-weight-complex="bold"/>
    </style:style>
    <style:style style:name="T6" style:family="text">
      <style:text-properties fo:font-weight="bold" officeooo:rsid="002bd160" style:font-weight-asian="bold" style:font-weight-complex="bold"/>
    </style:style>
    <style:style style:name="T7" style:family="text">
      <style:text-properties fo:font-weight="bold" officeooo:rsid="002dccfe" style:font-weight-asian="bold" style:font-weight-complex="bold"/>
    </style:style>
    <style:style style:name="T8" style:family="text">
      <style:text-properties fo:font-weight="bold" officeooo:rsid="002e60be" style:font-weight-asian="bold" style:font-weight-complex="bold"/>
    </style:style>
    <style:style style:name="T9" style:family="text">
      <style:text-properties fo:font-weight="bold" officeooo:rsid="002eaf93" style:font-weight-asian="bold" style:font-weight-complex="bold"/>
    </style:style>
    <style:style style:name="T10" style:family="text">
      <style:text-properties fo:font-weight="bold" officeooo:rsid="0013cbaf" style:font-weight-asian="bold" style:font-weight-complex="bold"/>
    </style:style>
    <style:style style:name="T11" style:family="text">
      <style:text-properties fo:font-weight="bold" officeooo:rsid="0012df65" style:font-weight-asian="bold" style:font-weight-complex="bold"/>
    </style:style>
    <style:style style:name="T12" style:family="text">
      <style:text-properties officeooo:rsid="0013cbaf"/>
    </style:style>
    <style:style style:name="T13" style:family="text">
      <style:text-properties fo:font-style="italic" officeooo:rsid="0013cbaf" style:font-style-asian="italic" style:font-style-complex="italic"/>
    </style:style>
    <style:style style:name="T14" style:family="text">
      <style:text-properties fo:font-style="normal" officeooo:rsid="0013cbaf" style:font-style-asian="normal" style:font-style-complex="normal"/>
    </style:style>
    <style:style style:name="T15" style:family="text">
      <style:text-properties fo:font-style="normal" fo:font-weight="bold" officeooo:rsid="0013cbaf" style:font-style-asian="normal" style:font-weight-asian="bold" style:font-style-complex="normal" style:font-weight-complex="bold"/>
    </style:style>
    <style:style style:name="T16" style:family="text">
      <style:text-properties officeooo:rsid="0012df65"/>
    </style:style>
    <style:style style:name="T17" style:family="text">
      <style:text-properties officeooo:rsid="000eec3b"/>
    </style:style>
    <style:style style:name="T18" style:family="text">
      <style:text-properties officeooo:rsid="00117724"/>
    </style:style>
    <style:style style:name="T19" style:family="text">
      <style:text-properties officeooo:rsid="00153b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s para 1, 2 y 4 hilos con poblaciones de 250, 500 y 1000 con 50, 100 y 200 iteraciones:</text:p>
      <text:p text:style-name="P1"/>
      <text:p text:style-name="P1">OMP_NUM_THREADS=1</text:p>
      <text:p text:style-name="P1">Para 1 hilo:</text:p>
      <text:p text:style-name="P1"/>
      <text:list xml:id="list6041223189311671313" text:style-name="L1">
        <text:list-item>
          <text:p text:style-name="P2">250 50 250 10: <text:span text:style-name="T1">0.5641574149999542, 0.5772766689999571, 0.509797734000017, 0.5355221410000013, 0.5338034999999763, 0.5454506590000392, 0.543963238999936, 0.5538399670000445, 0.5150534409999636, 0.5747272930000236</text:span></text:p>
          <text:p text:style-name="P14"/>
        </text:list-item>
        <text:list-item>
          <text:p text:style-name="P2">500 50 500 10: <text:span text:style-name="T1">2.014298673999974, 2.019736032000083, 1.979285045000097, 1.97791968699994, 1.980783511000027, 1.981806060000054, 1.979129809999904, 2.03602859700004, 2.019094410999969, 2.006410209000023</text:span></text:p>
          <text:p text:style-name="P14"/>
        </text:list-item>
        <text:list-item>
          <text:p text:style-name="P3">1000 50 1000 10: <text:span text:style-name="T1">8.458071755999981, 8.549086114000147, 8.479969494999978, 8.571315482000045, 8.425684994999983, </text:span><text:span text:style-name="T2">8.451934537999932, 8.481118527000035, 8.552819491000037, 8.65331181900001, 8.587112855000214</text:span></text:p>
        </text:list-item>
      </text:list>
      <text:p text:style-name="P1"/>
      <text:list xml:id="list180904084216742" text:continue-numbering="true" text:style-name="L1">
        <text:list-item>
          <text:p text:style-name="P3">250 100 250 10: <text:span text:style-name="T2">1.039106683, 1.00227370000016, 1.014559129999952, 1.024913910999885, 1.016465540000127, 0.9889474940000582, 1.027779475999978, 1.015869520000024, 1.056358756000009, 1.031851977000088</text:span></text:p>
        </text:list-item>
      </text:list>
      <text:p text:style-name="P15"/>
      <text:list xml:id="list180905426444636" text:continue-numbering="true" text:style-name="L1">
        <text:list-item>
          <text:p text:style-name="P4">500 100 500 10: <text:span text:style-name="T2">3.935993935999932, 3.902864447000184, 3.958704037999951, 3.943639331999975, 3.930187536999938, 3.906128412000044, 3.916103206000116, </text:span><text:span text:style-name="T3">3.975245883000071, 3.919854622000003, 3.943036165999956</text:span></text:p>
          <text:p text:style-name="P16"/>
        </text:list-item>
        <text:list-item>
          <text:p text:style-name="P4">1000 100 1000 10: <text:span text:style-name="T3">16.83513838599993, 16.8608114220001, 16.9740740899997, 16.82292848999987, 17.06807714100023, 17.09459464099973, 16.94742479200022, 17.07674284599989, 19.56147587399983, 16.86879065100038</text:span></text:p>
        </text:list-item>
      </text:list>
      <text:p text:style-name="P1"/>
      <text:list xml:id="list180903820263003" text:continue-numbering="true" text:style-name="L1">
        <text:list-item>
          <text:p text:style-name="P4">250 200 250 10: <text:span text:style-name="T3">2.006902635999722, 1.982139440000083, 1.954116897999938, 2.019993928000076, 1.991416329999993, 2.007258208999701, 2.001310786999966, 2.914832355999806, 1.979352489999656, 5.162586049000311</text:span></text:p>
          <text:p text:style-name="P16"/>
        </text:list-item>
        <text:list-item>
          <text:p text:style-name="P5">500 200 500 10: <text:span text:style-name="T3">7.812084626999876, </text:span><text:span text:style-name="T4">7.791235394000068, 7.766627232999781, 7.903812981999636, 7.78092174800031, 8.40205588400022, 7.837470123999992, 8.146066261999749, 7.879297269999824, 7.829646929000319</text:span></text:p>
          <text:p text:style-name="P17"/>
        </text:list-item>
        <text:list-item>
          <text:p text:style-name="P6">1000 200 1000 10: <text:span text:style-name="T4">34.18898439099985, 34.00836714900015, 33.88565796800003, 33.84796204199984, 33.51040657199974, </text:span><text:span text:style-name="T5">33.21000146399999, 33.38319219299999, 33.13280642000001, 33.11328539200002, 33.30010433799998</text:span></text:p>
        </text:list-item>
      </text:list>
      <text:p text:style-name="P1"/>
      <text:p text:style-name="P1">OMP_NUM_THREADS=2</text:p>
      <text:p text:style-name="P1">Para 2 hilos:</text:p>
      <text:p text:style-name="P1"/>
      <text:list xml:id="list180904530352142" text:continue-numbering="true" text:style-name="L1">
        <text:list-item>
          <text:p text:style-name="P6">250 50 250 10: <text:span text:style-name="T5">0.5055893360000141, 0.7650562079999759, 0.3805329870000378, 0.3585057720000009, 0.3904753179999716, 0.3436711100000593, 0.3808021410000038, 0.3600539340000068, 1.633829011999978, 0.3843411650000235</text:span></text:p>
          <text:p text:style-name="P6"><text:span text:style-name="T5"/></text:p>
        </text:list-item>
        <text:list-item>
          <text:p text:style-name="P6">500 50 500 10: <text:span text:style-name="T5">1.354791116999991, 1.325553665999905, 1.373748485000078, 1.367965373000061, 1.362744759999941, 1.381423267999935, 1.376354263999929, 1.366742970000018, 1.342033604999983, 1.539551660000029</text:span></text:p>
        </text:list-item>
        <text:list-item>
          <text:p text:style-name="P7"><text:soft-page-break/>1000 50 1000 10: <text:span text:style-name="T6">5.742919359999973, 6.009443376999911, 5.701436644999944, 5.668947769000056, 5.646172729, 5.754588221000063, 5.823183147000009, 5.766387356999985, 5.757537500000012, 5.724956252000084</text:span></text:p>
        </text:list-item>
      </text:list>
      <text:p text:style-name="P1"/>
      <text:list xml:id="list180905108464529" text:continue-numbering="true" text:style-name="L1">
        <text:list-item>
          <text:p text:style-name="P7">250 100 250 10: <text:span text:style-name="T6">1.387750467000046, 0.6749236760001622, 0.693220970000084, 0.7232122939999499, 0.6736494690001109, 0.6754186790001313, 0.7099379569999655, 0.7145192939999561, 0.6732477890000155, 0.6715736419998848</text:span></text:p>
          <text:p text:style-name="P7"><text:span text:style-name="T6"/></text:p>
        </text:list-item>
        <text:list-item>
          <text:p text:style-name="P7">500 100 500 10: <text:span text:style-name="T6">2.91279261800014, 2.707844095999917, 2.7992321979998, 2.619534974999851, 2.692312313000002, 2.700906908999968, 2.665718592000076, 3.17197549499997, 2.66806695199989, 2.680423712999982</text:span></text:p>
          <text:p text:style-name="P7"><text:span text:style-name="T6"/></text:p>
        </text:list-item>
        <text:list-item>
          <text:p text:style-name="P8">1000 100 1000 10: <text:span text:style-name="T6">11.50023719599994, </text:span><text:span text:style-name="T7">12.59211156699985, 11.34991740999999, 11.39692914000011, 11.34661338000001, 11.34998223499997, 12.11558496200018, 11.39158847199997, 11.44716003300005, 11.42338201200005</text:span></text:p>
        </text:list-item>
      </text:list>
      <text:p text:style-name="P1"/>
      <text:list xml:id="list180904031422850" text:continue-numbering="true" text:style-name="L1">
        <text:list-item>
          <text:p text:style-name="P8">250 200 250 10: <text:span text:style-name="T7">1.530031588999918, 1.39179255199997, 1.348328622000054, 1.611178356999972, 1.33740673200009, 1.358023607000177, 1.37127324700009, 1.362645113999861, 1.374455205999993, 1.331649451999965</text:span></text:p>
          <text:p text:style-name="P8"><text:span text:style-name="T7"/></text:p>
        </text:list-item>
        <text:list-item>
          <text:p text:style-name="P8">500 200 500 10: <text:span text:style-name="T7">5.635489279000012, 5.591321446000165, 5.212636574000044, 5.240243790000022, 5.196304392999991, 5.267195507999986, 5.225092442999994, 5.232221109000193, 5.30287682900007, 5.300203362000047</text:span></text:p>
          <text:p text:style-name="P8"><text:span text:style-name="T7"/></text:p>
        </text:list-item>
        <text:list-item>
          <text:p text:style-name="P9">1000 200 1000 10: <text:span text:style-name="T8">22.652012216, 22.49471213400011, 22.58007599100006, 22.59679446900009, 22.63741826899968, 22.80026420200011, 24.3550684920001, 22.38025284300011, 22.7474938979999, 22.44467575599992</text:span></text:p>
        </text:list-item>
      </text:list>
      <text:p text:style-name="P1"/>
      <text:p text:style-name="P1">OMP_NUM_THREADS=4</text:p>
      <text:p text:style-name="P1">Para 4 hilos:</text:p>
      <text:p text:style-name="P1"/>
      <text:list xml:id="list180904021871238" text:continue-numbering="true" text:style-name="L1">
        <text:list-item>
          <text:p text:style-name="P10">250 50 250 10: <text:span text:style-name="T9">0.2729336819998025, 0.2410003250001864, 0.254015298000013, 0.249297462999948, 0.2948813329999211, 0.2424459990002106, 0.2630044600000474, 0.4470857050000632, 0.2172668270000031, 0.2169094589999077</text:span></text:p>
          <text:p text:style-name="P10"><text:span text:style-name="T9"/></text:p>
        </text:list-item>
        <text:list-item>
          <text:p text:style-name="P10">500 50 500 10: <text:span text:style-name="T9">0.8556387880003058, 0.8236856099997567, 0.8768514060002417, 0.8586415529998703, 0.8465403979998882, 0.9522979140001553, 0.8624054709998745, 0.8500016570001208, 0.933284807000291, 0.8499186600001849</text:span></text:p>
          <text:p text:style-name="P10"><text:span text:style-name="T9"/></text:p>
        </text:list-item>
        <text:list-item>
          <text:p text:style-name="P10">1000 50 1000 10: <text:span text:style-name="T9">3.39850995200004, 3.360159578000093, 3.686872072000369, 3.384200890000102, 3.397451997000189, 3.327968421000151, 3.49908183000025, 3.336219243999949, 3.354901678999795, 3.3476137749999</text:span></text:p>
        </text:list-item>
      </text:list>
      <text:p text:style-name="P1"/>
      <text:list xml:id="list180904317448920" text:continue-numbering="true" text:style-name="L1">
        <text:list-item>
          <text:p text:style-name="P10">250 100 250 10: <text:span text:style-name="T9">0.4539198869997563, 0.4668206699998336, 0.46480665900026, 0.4413076849996287, 0.457530184999996, 0.4100201930000367, 1.084206129999984, 0.444952259999809, 0.4085110999999415, 0.5734070129997235</text:span></text:p>
        </text:list-item>
      </text:list>
      <text:p text:style-name="P12"><text:span text:style-name="T9"/></text:p>
      <text:list xml:id="list180903872341277" text:continue-numbering="true" text:style-name="L1">
        <text:list-item>
          <text:p text:style-name="P10">500 100 500 10: <text:span text:style-name="T9">1.581236946999979, 1.685888104999776, 1.589830136999808, 1.56697044800012, 1.583875672999966, 1.607422529999894, 1.581924425000125, 1.612418959000024, 1.613587674999962, 1.579446803000337</text:span></text:p>
          <text:p text:style-name="P10"><text:span text:style-name="T9"/></text:p>
        </text:list-item>
        <text:list-item>
          <text:p text:style-name="P11"><text:soft-page-break/>1000 100 1000 10: <text:span text:style-name="T10">6.956496680999862, 6.781055332000051, 6.929326538999703, 6.876666269999987, 6.910220547000336, 6.828543764999722, 6.798400193000361, 6.85229430299978, 7.000675223000144, 6.813154445999771</text:span></text:p>
        </text:list-item>
      </text:list>
      <text:p text:style-name="P1"/>
      <text:list xml:id="list180905169503030" text:continue-numbering="true" text:style-name="L1">
        <text:list-item>
          <text:p text:style-name="P11">250 200 250 10: <text:span text:style-name="T10">0.8563298029998805, 0.8003149969999868, 0.8021494820000044, 0.7929953910002041, 0.791318863000015, 0.9048546519998126, 0.8366447170001265, 0.82041877499978, 0.8618753629998537, 0.7982215739998537</text:span></text:p>
          <text:p text:style-name="P11"><text:span text:style-name="T10"/></text:p>
        </text:list-item>
        <text:list-item>
          <text:p text:style-name="P11">500 200 500 10: <text:span text:style-name="T15">3.17362674900005, 3.129033293000248, 3.226693436999994, 3.059763900000235, 3.069679336999798, 3.083674372000132, 3.284227498999826, 3.218540187000144, 3.06950529400001, 3.148132370999974</text:span></text:p>
          <text:p text:style-name="P11"><text:span text:style-name="T15"/></text:p>
        </text:list-item>
        <text:list-item>
          <text:p text:style-name="P11">1000 200 1000 10: <text:span text:style-name="T11">13.25509275200011, 13.77587492000021, 13.38054220399999, 13.62628897000013, 13.47993597499999, 13.4941531999998, 13.16427707899993, 13.39073021900003, </text:span><text:span text:style-name="T10">13.45426571300004, 13.45823539399998</text:span></text:p>
        </text:list-item>
      </text:list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9">HILOS 16</text:p>
      <text:p text:style-name="P19">250 50 250 10</text:p>
      <text:p text:style-name="P19">Time = 0.2973657080001431</text:p>
      <text:p text:style-name="P19">Time = 0.2780516249999891</text:p>
      <text:p text:style-name="P19">Time = 0.2725370309999562</text:p>
      <text:p text:style-name="P19">Time = 0.2257043099998555</text:p>
      <text:p text:style-name="P19">Time = 0.2646677289999388</text:p>
      <text:p text:style-name="P19">Time = 0.3055273129998568</text:p>
      <text:p text:style-name="P19">Time = 0.2294533019999108</text:p>
      <text:p text:style-name="P19">Time = 0.2698545660000491</text:p>
      <text:p text:style-name="P19">Time = 0.2942697819999012</text:p>
      <text:p text:style-name="P19">Time = 0.2831565490000685</text:p>
      <text:p text:style-name="P19"/>
      <text:p text:style-name="P19">500 50 500 10</text:p>
      <text:p text:style-name="P19">Time = 0.9113490699996873</text:p>
      <text:p text:style-name="P19">Time = 0.8788915680001992</text:p>
      <text:p text:style-name="P19">Time = 0.8805157239999062</text:p>
      <text:p text:style-name="P19">Time = 0.9190941219999331</text:p>
      <text:p text:style-name="P19">Time = 0.9039155270002084</text:p>
      <text:p text:style-name="P19">Time = 0.9412409719998323</text:p>
      <text:p text:style-name="P20">Time = 0.864775568999903</text:p>
      <text:p text:style-name="P20">Time = 0.9451596730000347</text:p>
      <text:p text:style-name="P20">Time = <text:span text:style-name="T12">0</text:span>.<text:span text:style-name="T12">9</text:span>02272298999924</text:p>
      <text:p text:style-name="P20">Time = 0.8749910840001576</text:p>
      <text:p text:style-name="P20"/>
      <text:p text:style-name="P20">1000 50 1000 10</text:p>
      <text:p text:style-name="P20">Time = 3.23747302899983</text:p>
      <text:p text:style-name="P20">Time = 3.286226683999757</text:p>
      <text:p text:style-name="P20">Time = 3.195420491999357 <text:s/></text:p>
      <text:p text:style-name="P20">Time = 3.131152872000712</text:p>
      <text:p text:style-name="P20">Time = 3.174181268999746</text:p>
      <text:p text:style-name="P20">Time = 3.155259914000453</text:p>
      <text:p text:style-name="P20">Time = 3.113741500999822</text:p>
      <text:p text:style-name="P20"><text:soft-page-break/>Time = 3.15479002200027</text:p>
      <text:p text:style-name="P20">Time = 3.275262719000239</text:p>
      <text:p text:style-name="P20">Time = 3.163194859999749</text:p>
      <text:p text:style-name="P20"/>
      <text:p text:style-name="P19">250 <text:span text:style-name="T17">10</text:span>0 250 10</text:p>
      <text:p text:style-name="P21">Time = 0.475700697999855</text:p>
      <text:p text:style-name="P21">Time = 0.4416206949999</text:p>
      <text:p text:style-name="P21"><text:span text:style-name="T18">Time = 0.385300957000004</text:span>832</text:p>
      <text:p text:style-name="P21">Time = 0.4349800780000805</text:p>
      <text:p text:style-name="P21">Time = 0.4229547019995152</text:p>
      <text:p text:style-name="P21">Time = 0.5088966660005099</text:p>
      <text:p text:style-name="P21">Time = 0.4930247870006497</text:p>
      <text:p text:style-name="P21">Time = 0.4301633830000355</text:p>
      <text:p text:style-name="P21">Time = 0.4403154439996797</text:p>
      <text:p text:style-name="P21">Time = 0.4257827419996829</text:p>
      <text:p text:style-name="P21">Time = 0.<text:span text:style-name="T12">5</text:span>121754540001348</text:p>
      <text:p text:style-name="P21"/>
      <text:p text:style-name="P21">500 100 500 10</text:p>
      <text:p text:style-name="P21">Time = 1.760473915999683</text:p>
      <text:p text:style-name="P21">Time = 1.725890300999708</text:p>
      <text:p text:style-name="P21">Time = 1.680772043000616</text:p>
      <text:p text:style-name="P21">Time = 1.749016816999756</text:p>
      <text:p text:style-name="P21">Time = 1.726076920999731</text:p>
      <text:p text:style-name="P21">Time = 1.88441644500017</text:p>
      <text:p text:style-name="P21">Time = <text:span text:style-name="T12">1</text:span>.<text:span text:style-name="T12">6</text:span>16494124000019</text:p>
      <text:p text:style-name="P21">Time = 1.656350608999674</text:p>
      <text:p text:style-name="P21">Time = 1.707526791000419</text:p>
      <text:p text:style-name="P21">Time = 1.775500451999505</text:p>
      <text:p text:style-name="P21"/>
      <text:p text:style-name="P21">1000 100 1000 10</text:p>
      <text:p text:style-name="P21">Time = 6.266840457000399</text:p>
      <text:p text:style-name="P21">Time = 6.316633599999477</text:p>
      <text:p text:style-name="P21">Time = 6.350603055000647</text:p>
      <text:p text:style-name="P22">Time = 6.340387559999726</text:p>
      <text:p text:style-name="P22">Time = 6.427290177000032</text:p>
      <text:p text:style-name="P22">Time = 6.356372598999769</text:p>
      <text:p text:style-name="P22">Time = 6.276349138999649</text:p>
      <text:p text:style-name="P22">Time = 6.544614959999308</text:p>
      <text:p text:style-name="P22">Time = 6.157286189999468</text:p>
      <text:p text:style-name="P22">Time = 6.210724045000461</text:p>
      <text:p text:style-name="P22"/>
      <text:p text:style-name="P22">250 200 250 10</text:p>
      <text:p text:style-name="P22">Time = 1.047988217000238</text:p>
      <text:p text:style-name="P22">Time = 0.832078489000196</text:p>
      <text:p text:style-name="P22">Time = 1.<text:span text:style-name="T12">0</text:span>84550468999441</text:p>
      <text:p text:style-name="P22">Time = 0.8256131190000815</text:p>
      <text:p text:style-name="P22">Time = 0.8623181769999064</text:p>
      <text:p text:style-name="P22">Time = 0.8192732990000877</text:p>
      <text:p text:style-name="P22">Time = 0.8343738749999829</text:p>
      <text:p text:style-name="P22">Time = 0.8379116090000025</text:p>
      <text:p text:style-name="P22">Time = 0.8683107180004299</text:p>
      <text:p text:style-name="P22">Time = 0.8087510779996592</text:p>
      <text:p text:style-name="P22"><text:soft-page-break/><text:s/></text:p>
      <text:p text:style-name="P22">500 200 500 10</text:p>
      <text:p text:style-name="P22">Time = 3.4455958389999070</text:p>
      <text:p text:style-name="P22">Time = 3.469013750999693</text:p>
      <text:p text:style-name="P22">Time = 3.278503196000202</text:p>
      <text:p text:style-name="P22">Time = 3.399052020999989</text:p>
      <text:p text:style-name="P22">Time = 3.714944478000689</text:p>
      <text:p text:style-name="P23">Time = 3.361383456999647</text:p>
      <text:p text:style-name="P23">Time = 3.366979625000567</text:p>
      <text:p text:style-name="P23">Time = 3.46278738699948</text:p>
      <text:p text:style-name="P23">Time = 3.380750423999416</text:p>
      <text:p text:style-name="P23">Time = 3.406712061999315</text:p>
      <text:p text:style-name="P23"/>
      <text:p text:style-name="P23">1000 200 1000 10<text:span text:style-name="T18">Time = 0.285300957000004</text:span></text:p>
      <text:p text:style-name="P23">Time = 12.66596737199961</text:p>
      <text:p text:style-name="P24">Time = 12.29586922200002</text:p>
      <text:p text:style-name="P24">Time = 12.51066170000001</text:p>
      <text:p text:style-name="P24">Time = 12.74980986000003</text:p>
      <text:p text:style-name="P24">Time = 12.48972270299998</text:p>
      <text:p text:style-name="P24">Time = 12.48323386800001</text:p>
      <text:p text:style-name="P24">Time = 12.66143436299996</text:p>
      <text:p text:style-name="P24">Time = 1<text:span text:style-name="T12">2</text:span>.509033042</text:p>
      <text:p text:style-name="P24">Time = 13.20067853299997</text:p>
      <text:p text:style-name="P24">Time = 12.42038781399998</text:p>
      <text:p text:style-name="P24"/>
      <text:p text:style-name="P24">HILOS 8</text:p>
      <text:p text:style-name="P24"/>
      <text:p text:style-name="P19">250 50 250 10</text:p>
      <text:p text:style-name="P24">Time = 0.285300957000004</text:p>
      <text:p text:style-name="P24">Time = 0.2575763219999772</text:p>
      <text:p text:style-name="P24">Time = 0.2359676779999518</text:p>
      <text:p text:style-name="P24">Time = 0.2726206940000111</text:p>
      <text:p text:style-name="P24">Time = 0.2298069330000772</text:p>
      <text:p text:style-name="P24">Time = 0.2741131929999483</text:p>
      <text:p text:style-name="P24">Time = 0.2621646320000082</text:p>
      <text:p text:style-name="P24">Time = 0.2771878109999761</text:p>
      <text:p text:style-name="P24">Time = 0.2601944519999506</text:p>
      <text:p text:style-name="P24">Time = 0.3495580539999992</text:p>
      <text:p text:style-name="P24"/>
      <text:p text:style-name="P19">500 50 500 10</text:p>
      <text:p text:style-name="P24">Time = 0.9164139700000078</text:p>
      <text:p text:style-name="P24">Time = 0.9390219329</text:p>
      <text:p text:style-name="P24">Time = 0.9301852669999562</text:p>
      <text:p text:style-name="P24">Time = 0.933418606000032</text:p>
      <text:p text:style-name="P24">Time = 0.9945240890000377</text:p>
      <text:p text:style-name="P24">Time = 0.9048521870000741</text:p>
      <text:p text:style-name="P24">Time = 0.9165460770000209</text:p>
      <text:p text:style-name="P24">Time = 0.9211589440000125</text:p>
      <text:p text:style-name="P24">Time = 0.9546340329999339</text:p>
      <text:p text:style-name="P24">Time = 0.9406017770000972</text:p>
      <text:p text:style-name="P24"/>
      <text:p text:style-name="P24">1000 50 1000 10</text:p>
      <text:p text:style-name="P24"><text:soft-page-break/>Time = 3.34380290699994</text:p>
      <text:p text:style-name="P24">Time = 3.314351820999946</text:p>
      <text:p text:style-name="P24">Time = 3.311382464000076</text:p>
      <text:p text:style-name="P25">Time = 3.41742591000002</text:p>
      <text:p text:style-name="P25">Time = 3.562879248000058</text:p>
      <text:p text:style-name="P25">Time = 3.321368191008520</text:p>
      <text:p text:style-name="P25">Time = 3.286023698000008</text:p>
      <text:p text:style-name="P25">Time = 3.324129599999992</text:p>
      <text:p text:style-name="P25">Time = 3.335674755000014</text:p>
      <text:p text:style-name="P25">Time = 3.361166785000023</text:p>
      <text:p text:style-name="P25"/>
      <text:p text:style-name="P25">250 100 250 10</text:p>
      <text:p text:style-name="P25">Time = 0.4482986309999433</text:p>
      <text:p text:style-name="P25">Time = 0.5724812139999358</text:p>
      <text:p text:style-name="P25">Time = 0.5181724540000232</text:p>
      <text:p text:style-name="P25">Time = 0.4490876740001113</text:p>
      <text:p text:style-name="P25">Time = 0.4291524570001002</text:p>
      <text:p text:style-name="P25">Time = 0.4862363920001371</text:p>
      <text:p text:style-name="P25">Time = 0.4992202070000076</text:p>
      <text:p text:style-name="P25">Time = 0.4427249059999667</text:p>
      <text:p text:style-name="P25">Time = 0.4558185060000142</text:p>
      <text:p text:style-name="P25">Time = 0.4594696629999362</text:p>
      <text:p text:style-name="P25"/>
      <text:p text:style-name="P25">500 100 500 10</text:p>
      <text:p text:style-name="P25">Time = 1.820420450000029</text:p>
      <text:p text:style-name="P25">Time = 1.852012454000032</text:p>
      <text:p text:style-name="P25">Time = 1.828852066000081</text:p>
      <text:p text:style-name="P25">Time = 1.838476094999805</text:p>
      <text:p text:style-name="P25">Time = <text:span text:style-name="T19">1</text:span>.<text:span text:style-name="T19">8</text:span>17391677999967</text:p>
      <text:p text:style-name="P25">Time = 1.80317150399992</text:p>
      <text:p text:style-name="P25">Time = 1.785814953999989</text:p>
      <text:p text:style-name="P25">Time = 1.812594111999942</text:p>
      <text:p text:style-name="P25">Time = 1.894457673999796</text:p>
      <text:p text:style-name="P25">Time = 1.850221279999914</text:p>
      <text:p text:style-name="P25"/>
      <text:p text:style-name="P25">1000 100 1000 10</text:p>
      <text:p text:style-name="P25">Time = 6.632140875000005</text:p>
      <text:p text:style-name="P25">Time = 6.548438007999948</text:p>
      <text:p text:style-name="P25">Time = 6.655395618999819</text:p>
      <text:p text:style-name="P25">Time = 6.53250187499998</text:p>
      <text:p text:style-name="P25">Time = 6.60223602200017</text:p>
      <text:p text:style-name="P25">Time = 6.668042534000051</text:p>
      <text:p text:style-name="P25">Time = 6.570243853000193</text:p>
      <text:p text:style-name="P25">Time = 6.530988879000006</text:p>
      <text:p text:style-name="P25">Time = 6.646641505999924</text:p>
      <text:p text:style-name="P25">Time = 6.584741822000069</text:p>
      <text:p text:style-name="P25"/>
      <text:p text:style-name="P25">250 200 250 10</text:p>
      <text:p text:style-name="P25">Time = 0.8893253979999827</text:p>
      <text:p text:style-name="P25">Time = 0.9193200340000658</text:p>
      <text:p text:style-name="P25">Time = 0.8600632909999604</text:p>
      <text:p text:style-name="P25">Time = 0.884612744999913</text:p>
      <text:p text:style-name="P25"><text:soft-page-break/>Time = 0.8909702089999882</text:p>
      <text:p text:style-name="P25">Time = 0.889702773999943</text:p>
      <text:p text:style-name="P25">Time = 0.8623107799999161</text:p>
      <text:p text:style-name="P25">Time = 0.8927158389999477</text:p>
      <text:p text:style-name="P25">Time = 0.8974225580000166</text:p>
      <text:p text:style-name="P25">Time = 0.9255526130000362</text:p>
      <text:p text:style-name="P25"/>
      <text:p text:style-name="P25">500 200 500 10</text:p>
      <text:p text:style-name="P25">Time = 3.658221974000071</text:p>
      <text:p text:style-name="P25">Time = 3.68973932300014</text:p>
      <text:p text:style-name="P25">Time = 3.685729588999948</text:p>
      <text:p text:style-name="P25">Time = 3.684897345999843</text:p>
      <text:p text:style-name="P25">Time = 3.772915901000033</text:p>
      <text:p text:style-name="P25">Time = 3.556662925000182</text:p>
      <text:p text:style-name="P25">Time = 3.675787588000048</text:p>
      <text:p text:style-name="P25">Time = 3.577412129000095</text:p>
      <text:p text:style-name="P25">Time = 3.67601516700006</text:p>
      <text:p text:style-name="P25">Time = 3.891649694999842</text:p>
      <text:p text:style-name="P25"/>
      <text:p text:style-name="P25"/>
      <text:p text:style-name="P25">1000 200 1000 10</text:p>
      <text:p text:style-name="P18">Time = 12.81382204299985</text:p>
      <text:p text:style-name="P18">Time = 12.9926877370001</text:p>
      <text:p text:style-name="P18">Time = 13.11154302399996</text:p>
      <text:p text:style-name="P18">Time = 12.89097074100005</text:p>
      <text:p text:style-name="P18">Time = 12.91365718199995</text:p>
      <text:p text:style-name="P18">Time = 12.72138169499999</text:p>
      <text:p text:style-name="P18">Time = 12.82811553300007</text:p>
      <text:p text:style-name="P18">Time = 12.79014967400008</text:p>
      <text:p text:style-name="P18">Time = 12.92602478899994</text:p>
      <text:p text:style-name="P26"><text:span text:style-name="T12">Time = 12.9382119329998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6:04:08.930967602</meta:creation-date>
    <dc:date>2018-11-26T18:09:00.532121998</dc:date>
    <meta:editing-duration>PT31M33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7" meta:paragraph-count="251" meta:word-count="1073" meta:character-count="10443" meta:non-whitespace-character-count="9644"/>
  </office:meta>
</office:document-meta>
</file>